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5.8972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3.3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6"/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time" office:time-value="PT00H00M00.398S" calcext:value-type="time">
            <text:p>00:00:00.40</text:p>
          </table:table-cell>
          <table:table-cell office:value-type="string" calcext:value-type="string">
            <text:p>100% perfect tracking_24-04-15_02-10-18.mp4.split.4k.mov</text:p>
          </table:table-cell>
          <table:table-cell/>
          <table:table-cell table:formula="of:=TEXT([.A1];&quot;MM:SS&quot;)" office:value-type="string" office:string-value="00:00" calcext:value-type="string">
            <text:p>00:00</text:p>
          </table:table-cell>
          <table:table-cell table:style-name="ce2" table:formula="of:=LEFT([.B1];(LEN([.B1])-17))" office:value-type="string" office:string-value="100% perfect tracking_24-04-15_02-10-18" calcext:value-type="string">
            <text:p>100% perfect tracking_24-04-15_02-10-18</text:p>
          </table:table-cell>
          <table:table-cell table:number-columns-repeated="5"/>
          <table:table-cell office:value-type="string" calcext:value-type="string">
            <text:p>00:00 Marker 1</text:p>
          </table:table-cell>
          <table:table-cell/>
          <table:table-cell table:formula="of:=LEFT([.K1];(5))" office:value-type="string" office:string-value="00:00" calcext:value-type="string">
            <text:p>00:00</text:p>
          </table:table-cell>
          <table:table-cell table:formula="of:=[.E1]" office:value-type="string" office:string-value="100% perfect tracking_24-04-15_02-10-18" calcext:value-type="string">
            <text:p>100% perfect tracking_24-04-15_02-10-18</text:p>
          </table:table-cell>
        </table:table-row>
        <table:table-row table:style-name="ro1">
          <table:table-cell office:value-type="time" office:time-value="PT00H00M13.946S" calcext:value-type="time">
            <text:p>00:00:13.95</text:p>
          </table:table-cell>
          <table:table-cell office:value-type="string" calcext:value-type="string">
            <text:p>900 iq pharah chased illari. this is the dps gap._24-04-15_01-22-26.mp4.split.4k.mov</text:p>
          </table:table-cell>
          <table:table-cell/>
          <table:table-cell table:formula="of:=TEXT([.A2];&quot;MM:SS&quot;)" office:value-type="string" office:string-value="00:13" calcext:value-type="string">
            <text:p>00:13</text:p>
          </table:table-cell>
          <table:table-cell table:style-name="ce2" table:formula="of:=LEFT([.B2];(LEN([.B2])-17))" office:value-type="string" office:string-value="900 iq pharah chased illari. this is the dps gap._24-04-15_01-22-26" calcext:value-type="string">
            <text:p>900 iq pharah chased illari. this is the dps gap._24-04-15_01-22-26</text:p>
          </table:table-cell>
          <table:table-cell table:number-columns-repeated="5"/>
          <table:table-cell office:value-type="string" calcext:value-type="string">
            <text:p>00:13 Marker 2</text:p>
          </table:table-cell>
          <table:table-cell/>
          <table:table-cell table:formula="of:=LEFT([.K2];(5))" office:value-type="string" office:string-value="00:13" calcext:value-type="string">
            <text:p>00:13</text:p>
          </table:table-cell>
          <table:table-cell table:formula="of:=[.E2]" office:value-type="string" office:string-value="900 iq pharah chased illari. this is the dps gap._24-04-15_01-22-26" calcext:value-type="string">
            <text:p>900 iq pharah chased illari. this is the dps gap._24-04-15_01-22-26</text:p>
          </table:table-cell>
        </table:table-row>
        <table:table-row table:style-name="ro1">
          <table:table-cell office:value-type="time" office:time-value="PT00H00M27.494S" calcext:value-type="time">
            <text:p>00:00:27.49</text:p>
          </table:table-cell>
          <table:table-cell office:value-type="string" calcext:value-type="string">
            <text:p>a hammer fell off of the second floor_24-04-15_02-27-15.mp4.split.4k.mov</text:p>
          </table:table-cell>
          <table:table-cell/>
          <table:table-cell table:formula="of:=TEXT([.A3];&quot;MM:SS&quot;)" office:value-type="string" office:string-value="00:27" calcext:value-type="string">
            <text:p>00:27</text:p>
          </table:table-cell>
          <table:table-cell table:style-name="ce2" table:formula="of:=LEFT([.B3];(LEN([.B3])-17))" office:value-type="string" office:string-value="a hammer fell off of the second floor_24-04-15_02-27-15" calcext:value-type="string">
            <text:p>a hammer fell off of the second floor_24-04-15_02-27-15</text:p>
          </table:table-cell>
          <table:table-cell table:number-columns-repeated="5"/>
          <table:table-cell office:value-type="string" calcext:value-type="string">
            <text:p>00:26 Marker 3</text:p>
          </table:table-cell>
          <table:table-cell/>
          <table:table-cell table:formula="of:=LEFT([.K3];(5))" office:value-type="string" office:string-value="00:26" calcext:value-type="string">
            <text:p>00:26</text:p>
          </table:table-cell>
          <table:table-cell table:formula="of:=[.E3]" office:value-type="string" office:string-value="a hammer fell off of the second floor_24-04-15_02-27-15" calcext:value-type="string">
            <text:p>a hammer fell off of the second floor_24-04-15_02-27-15</text:p>
          </table:table-cell>
        </table:table-row>
        <table:table-row table:style-name="ro1">
          <table:table-cell office:value-type="time" office:time-value="PT00H00M41.042S" calcext:value-type="time">
            <text:p>00:00:41.04</text:p>
          </table:table-cell>
          <table:table-cell office:value-type="string" calcext:value-type="string">
            <text:p>aimbot snaps to target_24-04-14_02-25-01.mp4.split.4k.mov</text:p>
          </table:table-cell>
          <table:table-cell/>
          <table:table-cell table:formula="of:=TEXT([.A4];&quot;MM:SS&quot;)" office:value-type="string" office:string-value="00:41" calcext:value-type="string">
            <text:p>00:41</text:p>
          </table:table-cell>
          <table:table-cell table:style-name="ce2" table:formula="of:=LEFT([.B4];(LEN([.B4])-17))" office:value-type="string" office:string-value="aimbot snaps to target_24-04-14_02-25-01" calcext:value-type="string">
            <text:p>aimbot snaps to target_24-04-14_02-25-01</text:p>
          </table:table-cell>
          <table:table-cell table:number-columns-repeated="5"/>
          <table:table-cell office:value-type="string" calcext:value-type="string">
            <text:p>00:39 Marker 4</text:p>
          </table:table-cell>
          <table:table-cell/>
          <table:table-cell table:formula="of:=LEFT([.K4];(5))" office:value-type="string" office:string-value="00:39" calcext:value-type="string">
            <text:p>00:39</text:p>
          </table:table-cell>
          <table:table-cell table:formula="of:=[.E4]" office:value-type="string" office:string-value="aimbot snaps to target_24-04-14_02-25-01" calcext:value-type="string">
            <text:p>aimbot snaps to target_24-04-14_02-25-01</text:p>
          </table:table-cell>
        </table:table-row>
        <table:table-row table:style-name="ro1">
          <table:table-cell office:value-type="time" office:time-value="PT00H00M54.59S" calcext:value-type="time">
            <text:p>00:00:54.59</text:p>
          </table:table-cell>
          <table:table-cell office:value-type="string" calcext:value-type="string">
            <text:p>aimbotting pays off_24-04-16_02-54-39.mp4.split.4k.mov</text:p>
          </table:table-cell>
          <table:table-cell/>
          <table:table-cell table:formula="of:=TEXT([.A5];&quot;MM:SS&quot;)" office:value-type="string" office:string-value="00:54" calcext:value-type="string">
            <text:p>00:54</text:p>
          </table:table-cell>
          <table:table-cell table:style-name="ce2" table:formula="of:=LEFT([.B5];(LEN([.B5])-17))" office:value-type="string" office:string-value="aimbotting pays off_24-04-16_02-54-39" calcext:value-type="string">
            <text:p>aimbotting pays off_24-04-16_02-54-39</text:p>
          </table:table-cell>
          <table:table-cell table:number-columns-repeated="5"/>
          <table:table-cell office:value-type="string" calcext:value-type="string">
            <text:p>00:52 Marker 5</text:p>
          </table:table-cell>
          <table:table-cell/>
          <table:table-cell table:formula="of:=LEFT([.K5];(5))" office:value-type="string" office:string-value="00:52" calcext:value-type="string">
            <text:p>00:52</text:p>
          </table:table-cell>
          <table:table-cell table:formula="of:=[.E5]" office:value-type="string" office:string-value="aimbotting pays off_24-04-16_02-54-39" calcext:value-type="string">
            <text:p>aimbotting pays off_24-04-16_02-54-39</text:p>
          </table:table-cell>
        </table:table-row>
        <table:table-row table:style-name="ro1">
          <table:table-cell office:value-type="time" office:time-value="PT00H01M08.138S" calcext:value-type="time">
            <text:p>00:01:08.14</text:p>
          </table:table-cell>
          <table:table-cell office:value-type="string" calcext:value-type="string">
            <text:p>all that rocket explosion has made pharah deaf_24-04-15_01-28-11.mp4.split.4k.mov</text:p>
          </table:table-cell>
          <table:table-cell/>
          <table:table-cell table:formula="of:=TEXT([.A6];&quot;MM:SS&quot;)" office:value-type="string" office:string-value="01:08" calcext:value-type="string">
            <text:p>01:08</text:p>
          </table:table-cell>
          <table:table-cell table:style-name="ce2" table:formula="of:=LEFT([.B6];(LEN([.B6])-17))" office:value-type="string" office:string-value="all that rocket explosion has made pharah deaf_24-04-15_01-28-11" calcext:value-type="string">
            <text:p>all that rocket explosion has made pharah deaf_24-04-15_01-28-11</text:p>
          </table:table-cell>
          <table:table-cell table:number-columns-repeated="5"/>
          <table:table-cell office:value-type="string" calcext:value-type="string">
            <text:p>01:05 Marker 6</text:p>
          </table:table-cell>
          <table:table-cell/>
          <table:table-cell table:formula="of:=LEFT([.K6];(5))" office:value-type="string" office:string-value="01:05" calcext:value-type="string">
            <text:p>01:05</text:p>
          </table:table-cell>
          <table:table-cell table:formula="of:=[.E6]" office:value-type="string" office:string-value="all that rocket explosion has made pharah deaf_24-04-15_01-28-11" calcext:value-type="string">
            <text:p>all that rocket explosion has made pharah deaf_24-04-15_01-28-11</text:p>
          </table:table-cell>
        </table:table-row>
        <table:table-row table:style-name="ro1">
          <table:table-cell office:value-type="time" office:time-value="PT00H01M21.686S" calcext:value-type="time">
            <text:p>00:01:21.69</text:p>
          </table:table-cell>
          <table:table-cell office:value-type="string" calcext:value-type="string">
            <text:p>all that ult just to squash one annoying moth_24-04-15_01-33-38.mp4.split.4k.mov</text:p>
          </table:table-cell>
          <table:table-cell/>
          <table:table-cell table:formula="of:=TEXT([.A7];&quot;MM:SS&quot;)" office:value-type="string" office:string-value="01:21" calcext:value-type="string">
            <text:p>01:21</text:p>
          </table:table-cell>
          <table:table-cell table:style-name="ce2" table:formula="of:=LEFT([.B7];(LEN([.B7])-17))" office:value-type="string" office:string-value="all that ult just to squash one annoying moth_24-04-15_01-33-38" calcext:value-type="string">
            <text:p>all that ult just to squash one annoying moth_24-04-15_01-33-38</text:p>
          </table:table-cell>
          <table:table-cell table:number-columns-repeated="5"/>
          <table:table-cell office:value-type="string" calcext:value-type="string">
            <text:p>01:18 Marker 7</text:p>
          </table:table-cell>
          <table:table-cell/>
          <table:table-cell table:formula="of:=LEFT([.K7];(5))" office:value-type="string" office:string-value="01:18" calcext:value-type="string">
            <text:p>01:18</text:p>
          </table:table-cell>
          <table:table-cell table:formula="of:=[.E7]" office:value-type="string" office:string-value="all that ult just to squash one annoying moth_24-04-15_01-33-38" calcext:value-type="string">
            <text:p>all that ult just to squash one annoying moth_24-04-15_01-33-38</text:p>
          </table:table-cell>
        </table:table-row>
        <table:table-row table:style-name="ro1">
          <table:table-cell office:value-type="time" office:time-value="PT00H01M35.234S" calcext:value-type="time">
            <text:p>00:01:35.23</text:p>
          </table:table-cell>
          <table:table-cell office:value-type="string" calcext:value-type="string">
            <text:p>alright, that's it! nuke time_24-04-16_23-50-22.mp4.split.4k.mov</text:p>
          </table:table-cell>
          <table:table-cell/>
          <table:table-cell table:formula="of:=TEXT([.A8];&quot;MM:SS&quot;)" office:value-type="string" office:string-value="01:35" calcext:value-type="string">
            <text:p>01:35</text:p>
          </table:table-cell>
          <table:table-cell table:style-name="ce2" table:formula="of:=LEFT([.B8];(LEN([.B8])-17))" office:value-type="string" office:string-value="alright, that's it! nuke time_24-04-16_23-50-22" calcext:value-type="string">
            <text:p>alright, that's it! nuke time_24-04-16_23-50-22</text:p>
          </table:table-cell>
          <table:table-cell table:number-columns-repeated="5"/>
          <table:table-cell office:value-type="string" calcext:value-type="string">
            <text:p>01:32 Marker 8</text:p>
          </table:table-cell>
          <table:table-cell/>
          <table:table-cell table:formula="of:=LEFT([.K8];(5))" office:value-type="string" office:string-value="01:32" calcext:value-type="string">
            <text:p>01:32</text:p>
          </table:table-cell>
          <table:table-cell table:formula="of:=[.E8]" office:value-type="string" office:string-value="alright, that's it! nuke time_24-04-16_23-50-22" calcext:value-type="string">
            <text:p>alright, that's it! nuke time_24-04-16_23-50-22</text:p>
          </table:table-cell>
        </table:table-row>
        <table:table-row table:style-name="ro1">
          <table:table-cell office:value-type="time" office:time-value="PT00H01M48.782S" calcext:value-type="time">
            <text:p>00:01:48.78</text:p>
          </table:table-cell>
          <table:table-cell office:value-type="string" calcext:value-type="string">
            <text:p>and down the hole they went_24-04-15_19-33-55.mp4.split.4k.mov</text:p>
          </table:table-cell>
          <table:table-cell/>
          <table:table-cell table:formula="of:=TEXT([.A9];&quot;MM:SS&quot;)" office:value-type="string" office:string-value="01:48" calcext:value-type="string">
            <text:p>01:48</text:p>
          </table:table-cell>
          <table:table-cell table:style-name="ce2" table:formula="of:=LEFT([.B9];(LEN([.B9])-17))" office:value-type="string" office:string-value="and down the hole they went_24-04-15_19-33-55" calcext:value-type="string">
            <text:p>and down the hole they went_24-04-15_19-33-55</text:p>
          </table:table-cell>
          <table:table-cell table:number-columns-repeated="5"/>
          <table:table-cell office:value-type="string" calcext:value-type="string">
            <text:p>01:45 Marker 9</text:p>
          </table:table-cell>
          <table:table-cell/>
          <table:table-cell table:formula="of:=LEFT([.K9];(5))" office:value-type="string" office:string-value="01:45" calcext:value-type="string">
            <text:p>01:45</text:p>
          </table:table-cell>
          <table:table-cell table:formula="of:=[.E9]" office:value-type="string" office:string-value="and down the hole they went_24-04-15_19-33-55" calcext:value-type="string">
            <text:p>and down the hole they went_24-04-15_19-33-55</text:p>
          </table:table-cell>
        </table:table-row>
        <table:table-row table:style-name="ro1">
          <table:table-cell office:value-type="time" office:time-value="PT00H02M02.33S" calcext:value-type="time">
            <text:p>00:02:02.33</text:p>
          </table:table-cell>
          <table:table-cell office:value-type="string" calcext:value-type="string">
            <text:p>ashe is what widowmaker should've been_24-04-16_23-21-13.mp4.split.4k.mov</text:p>
          </table:table-cell>
          <table:table-cell/>
          <table:table-cell table:formula="of:=TEXT([.A10];&quot;MM:SS&quot;)" office:value-type="string" office:string-value="02:02" calcext:value-type="string">
            <text:p>02:02</text:p>
          </table:table-cell>
          <table:table-cell table:style-name="ce2" table:formula="of:=LEFT([.B10];(LEN([.B10])-17))" office:value-type="string" office:string-value="ashe is what widowmaker should've been_24-04-16_23-21-13" calcext:value-type="string">
            <text:p>ashe is what widowmaker should've been_24-04-16_23-21-13</text:p>
          </table:table-cell>
          <table:table-cell table:number-columns-repeated="5"/>
          <table:table-cell office:value-type="string" calcext:value-type="string">
            <text:p>01:58 Marker 10</text:p>
          </table:table-cell>
          <table:table-cell/>
          <table:table-cell table:formula="of:=LEFT([.K10];(5))" office:value-type="string" office:string-value="01:58" calcext:value-type="string">
            <text:p>01:58</text:p>
          </table:table-cell>
          <table:table-cell table:formula="of:=[.E10]" office:value-type="string" office:string-value="ashe is what widowmaker should've been_24-04-16_23-21-13" calcext:value-type="string">
            <text:p>ashe is what widowmaker should've been_24-04-16_23-21-13</text:p>
          </table:table-cell>
        </table:table-row>
        <table:table-row table:style-name="ro1">
          <table:table-cell office:value-type="time" office:time-value="PT00H02M15.878S" calcext:value-type="time">
            <text:p>00:02:15.88</text:p>
          </table:table-cell>
          <table:table-cell office:value-type="string" calcext:value-type="string">
            <text:p>better than aimbot_24-04-18_04-30-52.mp4.split.4k.mov</text:p>
          </table:table-cell>
          <table:table-cell/>
          <table:table-cell table:formula="of:=TEXT([.A11];&quot;MM:SS&quot;)" office:value-type="string" office:string-value="02:15" calcext:value-type="string">
            <text:p>02:15</text:p>
          </table:table-cell>
          <table:table-cell table:style-name="ce2" table:formula="of:=LEFT([.B11];(LEN([.B11])-17))" office:value-type="string" office:string-value="better than aimbot_24-04-18_04-30-52" calcext:value-type="string">
            <text:p>better than aimbot_24-04-18_04-30-52</text:p>
          </table:table-cell>
          <table:table-cell table:number-columns-repeated="5"/>
          <table:table-cell office:value-type="string" calcext:value-type="string">
            <text:p>02:11 Marker 11</text:p>
          </table:table-cell>
          <table:table-cell/>
          <table:table-cell table:formula="of:=LEFT([.K11];(5))" office:value-type="string" office:string-value="02:11" calcext:value-type="string">
            <text:p>02:11</text:p>
          </table:table-cell>
          <table:table-cell table:formula="of:=[.E11]" office:value-type="string" office:string-value="better than aimbot_24-04-18_04-30-52" calcext:value-type="string">
            <text:p>better than aimbot_24-04-18_04-30-52</text:p>
          </table:table-cell>
        </table:table-row>
        <table:table-row table:style-name="ro1">
          <table:table-cell office:value-type="time" office:time-value="PT00H02M29.426S" calcext:value-type="time">
            <text:p>00:02:29.43</text:p>
          </table:table-cell>
          <table:table-cell office:value-type="string" calcext:value-type="string">
            <text:p>cassidy could've made it out alive but_24-04-17_07-31-40.mp4.split.4k.mov</text:p>
          </table:table-cell>
          <table:table-cell/>
          <table:table-cell table:formula="of:=TEXT([.A12];&quot;MM:SS&quot;)" office:value-type="string" office:string-value="02:29" calcext:value-type="string">
            <text:p>02:29</text:p>
          </table:table-cell>
          <table:table-cell table:style-name="ce2" table:formula="of:=LEFT([.B12];(LEN([.B12])-17))" office:value-type="string" office:string-value="cassidy could've made it out alive but_24-04-17_07-31-40" calcext:value-type="string">
            <text:p>cassidy could've made it out alive but_24-04-17_07-31-40</text:p>
          </table:table-cell>
          <table:table-cell table:number-columns-repeated="5"/>
          <table:table-cell office:value-type="string" calcext:value-type="string">
            <text:p>02:24 Marker 12</text:p>
          </table:table-cell>
          <table:table-cell/>
          <table:table-cell table:formula="of:=LEFT([.K12];(5))" office:value-type="string" office:string-value="02:24" calcext:value-type="string">
            <text:p>02:24</text:p>
          </table:table-cell>
          <table:table-cell table:formula="of:=[.E12]" office:value-type="string" office:string-value="cassidy could've made it out alive but_24-04-17_07-31-40" calcext:value-type="string">
            <text:p>cassidy could've made it out alive but_24-04-17_07-31-40</text:p>
          </table:table-cell>
        </table:table-row>
        <table:table-row table:style-name="ro1">
          <table:table-cell office:value-type="time" office:time-value="PT00H02M42.974S" calcext:value-type="time">
            <text:p>00:02:42.97</text:p>
          </table:table-cell>
          <table:table-cell office:value-type="string" calcext:value-type="string">
            <text:p>cassidy even tried to ult the mercy_24-04-16_02-11-46.mp4.split.4k.mov</text:p>
          </table:table-cell>
          <table:table-cell/>
          <table:table-cell table:formula="of:=TEXT([.A13];&quot;MM:SS&quot;)" office:value-type="string" office:string-value="02:42" calcext:value-type="string">
            <text:p>02:42</text:p>
          </table:table-cell>
          <table:table-cell table:style-name="ce2" table:formula="of:=LEFT([.B13];(LEN([.B13])-17))" office:value-type="string" office:string-value="cassidy even tried to ult the mercy_24-04-16_02-11-46" calcext:value-type="string">
            <text:p>cassidy even tried to ult the mercy_24-04-16_02-11-46</text:p>
          </table:table-cell>
          <table:table-cell table:number-columns-repeated="5"/>
          <table:table-cell office:value-type="string" calcext:value-type="string">
            <text:p>02:37 Marker 13</text:p>
          </table:table-cell>
          <table:table-cell/>
          <table:table-cell table:formula="of:=LEFT([.K13];(5))" office:value-type="string" office:string-value="02:37" calcext:value-type="string">
            <text:p>02:37</text:p>
          </table:table-cell>
          <table:table-cell table:formula="of:=[.E13]" office:value-type="string" office:string-value="cassidy even tried to ult the mercy_24-04-16_02-11-46" calcext:value-type="string">
            <text:p>cassidy even tried to ult the mercy_24-04-16_02-11-46</text:p>
          </table:table-cell>
        </table:table-row>
        <table:table-row table:style-name="ro1">
          <table:table-cell office:value-type="time" office:time-value="PT00H02M56.522S" calcext:value-type="time">
            <text:p>00:02:56.52</text:p>
          </table:table-cell>
          <table:table-cell office:value-type="string" calcext:value-type="string">
            <text:p>come here reaper_24-04-15_01-51-05.mp4.split.4k.mov</text:p>
          </table:table-cell>
          <table:table-cell/>
          <table:table-cell table:formula="of:=TEXT([.A14];&quot;MM:SS&quot;)" office:value-type="string" office:string-value="02:56" calcext:value-type="string">
            <text:p>02:56</text:p>
          </table:table-cell>
          <table:table-cell table:style-name="ce2" table:formula="of:=LEFT([.B14];(LEN([.B14])-17))" office:value-type="string" office:string-value="come here reaper_24-04-15_01-51-05" calcext:value-type="string">
            <text:p>come here reaper_24-04-15_01-51-05</text:p>
          </table:table-cell>
          <table:table-cell table:number-columns-repeated="5"/>
          <table:table-cell office:value-type="string" calcext:value-type="string">
            <text:p>02:50 Marker 14</text:p>
          </table:table-cell>
          <table:table-cell/>
          <table:table-cell table:formula="of:=LEFT([.K14];(5))" office:value-type="string" office:string-value="02:50" calcext:value-type="string">
            <text:p>02:50</text:p>
          </table:table-cell>
          <table:table-cell table:formula="of:=[.E14]" office:value-type="string" office:string-value="come here reaper_24-04-15_01-51-05" calcext:value-type="string">
            <text:p>come here reaper_24-04-15_01-51-05</text:p>
          </table:table-cell>
        </table:table-row>
        <table:table-row table:style-name="ro1">
          <table:table-cell office:value-type="time" office:time-value="PT00H03M10.07S" calcext:value-type="time">
            <text:p>00:03:10.07</text:p>
          </table:table-cell>
          <table:table-cell office:value-type="string" calcext:value-type="string">
            <text:p>democracy delivered_24-04-17_00-06-59.mp4.split.4k.mov</text:p>
          </table:table-cell>
          <table:table-cell/>
          <table:table-cell table:formula="of:=TEXT([.A15];&quot;MM:SS&quot;)" office:value-type="string" office:string-value="03:10" calcext:value-type="string">
            <text:p>03:10</text:p>
          </table:table-cell>
          <table:table-cell table:style-name="ce2" table:formula="of:=LEFT([.B15];(LEN([.B15])-17))" office:value-type="string" office:string-value="democracy delivered_24-04-17_00-06-59" calcext:value-type="string">
            <text:p>democracy delivered_24-04-17_00-06-59</text:p>
          </table:table-cell>
          <table:table-cell table:number-columns-repeated="5"/>
          <table:table-cell office:value-type="string" calcext:value-type="string">
            <text:p>03:04 Marker 15</text:p>
          </table:table-cell>
          <table:table-cell/>
          <table:table-cell table:formula="of:=LEFT([.K15];(5))" office:value-type="string" office:string-value="03:04" calcext:value-type="string">
            <text:p>03:04</text:p>
          </table:table-cell>
          <table:table-cell table:formula="of:=[.E15]" office:value-type="string" office:string-value="democracy delivered_24-04-17_00-06-59" calcext:value-type="string">
            <text:p>democracy delivered_24-04-17_00-06-59</text:p>
          </table:table-cell>
        </table:table-row>
        <table:table-row table:style-name="ro1">
          <table:table-cell office:value-type="time" office:time-value="PT00H03M23.618S" calcext:value-type="time">
            <text:p>00:03:23.62</text:p>
          </table:table-cell>
          <table:table-cell office:value-type="string" calcext:value-type="string">
            <text:p>did bob do anything at all_24-04-15_19-30-21.mp4.split.4k.mov</text:p>
          </table:table-cell>
          <table:table-cell/>
          <table:table-cell table:formula="of:=TEXT([.A16];&quot;MM:SS&quot;)" office:value-type="string" office:string-value="03:23" calcext:value-type="string">
            <text:p>03:23</text:p>
          </table:table-cell>
          <table:table-cell table:style-name="ce2" table:formula="of:=LEFT([.B16];(LEN([.B16])-17))" office:value-type="string" office:string-value="did bob do anything at all_24-04-15_19-30-21" calcext:value-type="string">
            <text:p>did bob do anything at all_24-04-15_19-30-21</text:p>
          </table:table-cell>
          <table:table-cell table:number-columns-repeated="5"/>
          <table:table-cell office:value-type="string" calcext:value-type="string">
            <text:p>03:17 Marker 16</text:p>
          </table:table-cell>
          <table:table-cell/>
          <table:table-cell table:formula="of:=LEFT([.K16];(5))" office:value-type="string" office:string-value="03:17" calcext:value-type="string">
            <text:p>03:17</text:p>
          </table:table-cell>
          <table:table-cell table:formula="of:=[.E16]" office:value-type="string" office:string-value="did bob do anything at all_24-04-15_19-30-21" calcext:value-type="string">
            <text:p>did bob do anything at all_24-04-15_19-30-21</text:p>
          </table:table-cell>
        </table:table-row>
        <table:table-row table:style-name="ro1">
          <table:table-cell office:value-type="time" office:time-value="PT00H03M37.166S" calcext:value-type="time">
            <text:p>00:03:37.17</text:p>
          </table:table-cell>
          <table:table-cell office:value-type="string" calcext:value-type="string">
            <text:p>doing the walk of shame when suddenly junkrat..._24-04-16_23-38-54.mp4.split.4k.mov</text:p>
          </table:table-cell>
          <table:table-cell/>
          <table:table-cell table:formula="of:=TEXT([.A17];&quot;MM:SS&quot;)" office:value-type="string" office:string-value="03:37" calcext:value-type="string">
            <text:p>03:37</text:p>
          </table:table-cell>
          <table:table-cell table:style-name="ce2" table:formula="of:=LEFT([.B17];(LEN([.B17])-17))" office:value-type="string" office:string-value="doing the walk of shame when suddenly junkrat..._24-04-16_23-38-54" calcext:value-type="string">
            <text:p>doing the walk of shame when suddenly junkrat..._24-04-16_23-38-54</text:p>
          </table:table-cell>
          <table:table-cell table:number-columns-repeated="5"/>
          <table:table-cell office:value-type="string" calcext:value-type="string">
            <text:p>03:30 Marker 17</text:p>
          </table:table-cell>
          <table:table-cell/>
          <table:table-cell table:formula="of:=LEFT([.K17];(5))" office:value-type="string" office:string-value="03:30" calcext:value-type="string">
            <text:p>03:30</text:p>
          </table:table-cell>
          <table:table-cell table:formula="of:=[.E17]" office:value-type="string" office:string-value="doing the walk of shame when suddenly junkrat..._24-04-16_23-38-54" calcext:value-type="string">
            <text:p>doing the walk of shame when suddenly junkrat..._24-04-16_23-38-54</text:p>
          </table:table-cell>
        </table:table-row>
        <table:table-row table:style-name="ro1">
          <table:table-cell office:value-type="time" office:time-value="PT00H03M50.714S" calcext:value-type="time">
            <text:p>00:03:50.71</text:p>
          </table:table-cell>
          <table:table-cell office:value-type="string" calcext:value-type="string">
            <text:p>doomfist is an idiot_24-04-16_23-41-53.mp4.split.4k.mov</text:p>
          </table:table-cell>
          <table:table-cell/>
          <table:table-cell table:formula="of:=TEXT([.A18];&quot;MM:SS&quot;)" office:value-type="string" office:string-value="03:50" calcext:value-type="string">
            <text:p>03:50</text:p>
          </table:table-cell>
          <table:table-cell table:style-name="ce2" table:formula="of:=LEFT([.B18];(LEN([.B18])-17))" office:value-type="string" office:string-value="doomfist is an idiot_24-04-16_23-41-53" calcext:value-type="string">
            <text:p>doomfist is an idiot_24-04-16_23-41-53</text:p>
          </table:table-cell>
          <table:table-cell table:number-columns-repeated="5"/>
          <table:table-cell office:value-type="string" calcext:value-type="string">
            <text:p>03:43 Marker 18</text:p>
          </table:table-cell>
          <table:table-cell/>
          <table:table-cell table:formula="of:=LEFT([.K18];(5))" office:value-type="string" office:string-value="03:43" calcext:value-type="string">
            <text:p>03:43</text:p>
          </table:table-cell>
          <table:table-cell table:formula="of:=[.E18]" office:value-type="string" office:string-value="doomfist is an idiot_24-04-16_23-41-53" calcext:value-type="string">
            <text:p>doomfist is an idiot_24-04-16_23-41-53</text:p>
          </table:table-cell>
        </table:table-row>
        <table:table-row table:style-name="ro1">
          <table:table-cell office:value-type="time" office:time-value="PT00H04M04.262S" calcext:value-type="time">
            <text:p>00:04:04.26</text:p>
          </table:table-cell>
          <table:table-cell office:value-type="string" calcext:value-type="string">
            <text:p>dps ana is no heal ana_24-04-14_02-27-17.mp4.split.4k.mov</text:p>
          </table:table-cell>
          <table:table-cell/>
          <table:table-cell table:formula="of:=TEXT([.A19];&quot;MM:SS&quot;)" office:value-type="string" office:string-value="04:04" calcext:value-type="string">
            <text:p>04:04</text:p>
          </table:table-cell>
          <table:table-cell table:style-name="ce2" table:formula="of:=LEFT([.B19];(LEN([.B19])-17))" office:value-type="string" office:string-value="dps ana is no heal ana_24-04-14_02-27-17" calcext:value-type="string">
            <text:p>dps ana is no heal ana_24-04-14_02-27-17</text:p>
          </table:table-cell>
          <table:table-cell table:number-columns-repeated="5"/>
          <table:table-cell office:value-type="string" calcext:value-type="string">
            <text:p>03:56 Marker 19</text:p>
          </table:table-cell>
          <table:table-cell/>
          <table:table-cell table:formula="of:=LEFT([.K19];(5))" office:value-type="string" office:string-value="03:56" calcext:value-type="string">
            <text:p>03:56</text:p>
          </table:table-cell>
          <table:table-cell table:formula="of:=[.E19]" office:value-type="string" office:string-value="dps ana is no heal ana_24-04-14_02-27-17" calcext:value-type="string">
            <text:p>dps ana is no heal ana_24-04-14_02-27-17</text:p>
          </table:table-cell>
        </table:table-row>
        <table:table-row table:style-name="ro1">
          <table:table-cell office:value-type="time" office:time-value="PT00H04M17.81S" calcext:value-type="time">
            <text:p>00:04:17.81</text:p>
          </table:table-cell>
          <table:table-cell office:value-type="string" calcext:value-type="string">
            <text:p>dragon vs kamehameha who wins_24-04-18_04-55-55.mp4.split.4k.mov</text:p>
          </table:table-cell>
          <table:table-cell/>
          <table:table-cell table:formula="of:=TEXT([.A20];&quot;MM:SS&quot;)" office:value-type="string" office:string-value="04:17" calcext:value-type="string">
            <text:p>04:17</text:p>
          </table:table-cell>
          <table:table-cell table:style-name="ce2" table:formula="of:=LEFT([.B20];(LEN([.B20])-17))" office:value-type="string" office:string-value="dragon vs kamehameha who wins_24-04-18_04-55-55" calcext:value-type="string">
            <text:p>dragon vs kamehameha who wins_24-04-18_04-55-55</text:p>
          </table:table-cell>
          <table:table-cell table:number-columns-repeated="5"/>
          <table:table-cell office:value-type="string" calcext:value-type="string">
            <text:p>04:09 Marker 20</text:p>
          </table:table-cell>
          <table:table-cell/>
          <table:table-cell table:formula="of:=LEFT([.K20];(5))" office:value-type="string" office:string-value="04:09" calcext:value-type="string">
            <text:p>04:09</text:p>
          </table:table-cell>
          <table:table-cell table:formula="of:=[.E20]" office:value-type="string" office:string-value="dragon vs kamehameha who wins_24-04-18_04-55-55" calcext:value-type="string">
            <text:p>dragon vs kamehameha who wins_24-04-18_04-55-55</text:p>
          </table:table-cell>
        </table:table-row>
        <table:table-row table:style-name="ro1">
          <table:table-cell office:value-type="time" office:time-value="PT00H04M31.358S" calcext:value-type="time">
            <text:p>00:04:31.36</text:p>
          </table:table-cell>
          <table:table-cell office:value-type="string" calcext:value-type="string">
            <text:p>drill vs blaster who will win_24-04-18_04-24-03.mp4.split.4k.mov</text:p>
          </table:table-cell>
          <table:table-cell/>
          <table:table-cell table:formula="of:=TEXT([.A21];&quot;MM:SS&quot;)" office:value-type="string" office:string-value="04:31" calcext:value-type="string">
            <text:p>04:31</text:p>
          </table:table-cell>
          <table:table-cell table:style-name="ce2" table:formula="of:=LEFT([.B21];(LEN([.B21])-17))" office:value-type="string" office:string-value="drill vs blaster who will win_24-04-18_04-24-03" calcext:value-type="string">
            <text:p>drill vs blaster who will win_24-04-18_04-24-03</text:p>
          </table:table-cell>
          <table:table-cell table:number-columns-repeated="5"/>
          <table:table-cell office:value-type="string" calcext:value-type="string">
            <text:p>04:23 Marker 21</text:p>
          </table:table-cell>
          <table:table-cell/>
          <table:table-cell table:formula="of:=LEFT([.K21];(5))" office:value-type="string" office:string-value="04:23" calcext:value-type="string">
            <text:p>04:23</text:p>
          </table:table-cell>
          <table:table-cell table:formula="of:=[.E21]" office:value-type="string" office:string-value="drill vs blaster who will win_24-04-18_04-24-03" calcext:value-type="string">
            <text:p>drill vs blaster who will win_24-04-18_04-24-03</text:p>
          </table:table-cell>
        </table:table-row>
        <table:table-row table:style-name="ro1">
          <table:table-cell office:value-type="time" office:time-value="PT00H04M44.923S" calcext:value-type="time">
            <text:p>00:04:44.92</text:p>
          </table:table-cell>
          <table:table-cell office:value-type="string" calcext:value-type="string">
            <text:p>dumbfist can't see that giant pink mech_24-04-14_02-45-45.mp4.split.4k.mov</text:p>
          </table:table-cell>
          <table:table-cell/>
          <table:table-cell table:formula="of:=TEXT([.A22];&quot;MM:SS&quot;)" office:value-type="string" office:string-value="04:44" calcext:value-type="string">
            <text:p>04:44</text:p>
          </table:table-cell>
          <table:table-cell table:style-name="ce2" table:formula="of:=LEFT([.B22];(LEN([.B22])-17))" office:value-type="string" office:string-value="dumbfist can't see that giant pink mech_24-04-14_02-45-45" calcext:value-type="string">
            <text:p>dumbfist can't see that giant pink mech_24-04-14_02-45-45</text:p>
          </table:table-cell>
          <table:table-cell table:number-columns-repeated="5"/>
          <table:table-cell office:value-type="string" calcext:value-type="string">
            <text:p>04:36 Marker 22</text:p>
          </table:table-cell>
          <table:table-cell/>
          <table:table-cell table:formula="of:=LEFT([.K22];(5))" office:value-type="string" office:string-value="04:36" calcext:value-type="string">
            <text:p>04:36</text:p>
          </table:table-cell>
          <table:table-cell table:formula="of:=[.E22]" office:value-type="string" office:string-value="dumbfist can't see that giant pink mech_24-04-14_02-45-45" calcext:value-type="string">
            <text:p>dumbfist can't see that giant pink mech_24-04-14_02-45-45</text:p>
          </table:table-cell>
        </table:table-row>
        <table:table-row table:style-name="ro1">
          <table:table-cell office:value-type="time" office:time-value="PT00H04M58.471S" calcext:value-type="time">
            <text:p>00:04:58.47</text:p>
          </table:table-cell>
          <table:table-cell office:value-type="string" calcext:value-type="string">
            <text:p>dva put a mech hat on reinhardt_24-04-18_04-03-02.mp4.split.4k.mov</text:p>
          </table:table-cell>
          <table:table-cell/>
          <table:table-cell table:formula="of:=TEXT([.A23];&quot;MM:SS&quot;)" office:value-type="string" office:string-value="04:58" calcext:value-type="string">
            <text:p>04:58</text:p>
          </table:table-cell>
          <table:table-cell table:style-name="ce2" table:formula="of:=LEFT([.B23];(LEN([.B23])-17))" office:value-type="string" office:string-value="dva put a mech hat on reinhardt_24-04-18_04-03-02" calcext:value-type="string">
            <text:p>dva put a mech hat on reinhardt_24-04-18_04-03-02</text:p>
          </table:table-cell>
          <table:table-cell table:number-columns-repeated="5"/>
          <table:table-cell office:value-type="string" calcext:value-type="string">
            <text:p>04:49 Marker 23</text:p>
          </table:table-cell>
          <table:table-cell/>
          <table:table-cell table:formula="of:=LEFT([.K23];(5))" office:value-type="string" office:string-value="04:49" calcext:value-type="string">
            <text:p>04:49</text:p>
          </table:table-cell>
          <table:table-cell table:formula="of:=[.E23]" office:value-type="string" office:string-value="dva put a mech hat on reinhardt_24-04-18_04-03-02" calcext:value-type="string">
            <text:p>dva put a mech hat on reinhardt_24-04-18_04-03-02</text:p>
          </table:table-cell>
        </table:table-row>
        <table:table-row table:style-name="ro1">
          <table:table-cell office:value-type="time" office:time-value="PT00H05M12.019S" calcext:value-type="time">
            <text:p>00:05:12.02</text:p>
          </table:table-cell>
          <table:table-cell office:value-type="string" calcext:value-type="string">
            <text:p>echo be like get down mr president_24-04-15_01-31-16.mp4.split.4k.mov</text:p>
          </table:table-cell>
          <table:table-cell/>
          <table:table-cell table:formula="of:=TEXT([.A24];&quot;MM:SS&quot;)" office:value-type="string" office:string-value="05:12" calcext:value-type="string">
            <text:p>05:12</text:p>
          </table:table-cell>
          <table:table-cell table:style-name="ce2" table:formula="of:=LEFT([.B24];(LEN([.B24])-17))" office:value-type="string" office:string-value="echo be like get down mr president_24-04-15_01-31-16" calcext:value-type="string">
            <text:p>echo be like get down mr president_24-04-15_01-31-16</text:p>
          </table:table-cell>
          <table:table-cell table:number-columns-repeated="5"/>
          <table:table-cell office:value-type="string" calcext:value-type="string">
            <text:p>05:02 Marker 24</text:p>
          </table:table-cell>
          <table:table-cell/>
          <table:table-cell table:formula="of:=LEFT([.K24];(5))" office:value-type="string" office:string-value="05:02" calcext:value-type="string">
            <text:p>05:02</text:p>
          </table:table-cell>
          <table:table-cell table:formula="of:=[.E24]" office:value-type="string" office:string-value="echo be like get down mr president_24-04-15_01-31-16" calcext:value-type="string">
            <text:p>echo be like get down mr president_24-04-15_01-31-16</text:p>
          </table:table-cell>
        </table:table-row>
        <table:table-row table:style-name="ro1">
          <table:table-cell office:value-type="time" office:time-value="PT00H05M25.567S" calcext:value-type="time">
            <text:p>00:05:25.57</text:p>
          </table:table-cell>
          <table:table-cell office:value-type="string" calcext:value-type="string">
            <text:p>echo thought their healer's going to heal them_24-04-14_03-07-14.mp4.split.4k.mov</text:p>
          </table:table-cell>
          <table:table-cell/>
          <table:table-cell table:formula="of:=TEXT([.A25];&quot;MM:SS&quot;)" office:value-type="string" office:string-value="05:25" calcext:value-type="string">
            <text:p>05:25</text:p>
          </table:table-cell>
          <table:table-cell table:style-name="ce2" table:formula="of:=LEFT([.B25];(LEN([.B25])-17))" office:value-type="string" office:string-value="echo thought their healer's going to heal them_24-04-14_03-07-14" calcext:value-type="string">
            <text:p>echo thought their healer's going to heal them_24-04-14_03-07-14</text:p>
          </table:table-cell>
          <table:table-cell table:number-columns-repeated="5"/>
          <table:table-cell office:value-type="string" calcext:value-type="string">
            <text:p>05:15 Marker 25</text:p>
          </table:table-cell>
          <table:table-cell/>
          <table:table-cell table:formula="of:=LEFT([.K25];(5))" office:value-type="string" office:string-value="05:15" calcext:value-type="string">
            <text:p>05:15</text:p>
          </table:table-cell>
          <table:table-cell table:formula="of:=[.E25]" office:value-type="string" office:string-value="echo thought their healer's going to heal them_24-04-14_03-07-14" calcext:value-type="string">
            <text:p>echo thought their healer's going to heal them_24-04-14_03-07-14</text:p>
          </table:table-cell>
        </table:table-row>
        <table:table-row table:style-name="ro1">
          <table:table-cell office:value-type="time" office:time-value="PT00H05M39.115S" calcext:value-type="time">
            <text:p>00:05:39.12</text:p>
          </table:table-cell>
          <table:table-cell office:value-type="string" calcext:value-type="string">
            <text:p>enemy hiding let me help you with that_24-04-16_23-59-30.mp4.split.4k.mov</text:p>
          </table:table-cell>
          <table:table-cell/>
          <table:table-cell table:formula="of:=TEXT([.A26];&quot;MM:SS&quot;)" office:value-type="string" office:string-value="05:39" calcext:value-type="string">
            <text:p>05:39</text:p>
          </table:table-cell>
          <table:table-cell table:style-name="ce2" table:formula="of:=LEFT([.B26];(LEN([.B26])-17))" office:value-type="string" office:string-value="enemy hiding let me help you with that_24-04-16_23-59-30" calcext:value-type="string">
            <text:p>enemy hiding let me help you with that_24-04-16_23-59-30</text:p>
          </table:table-cell>
          <table:table-cell table:number-columns-repeated="5"/>
          <table:table-cell office:value-type="string" calcext:value-type="string">
            <text:p>05:28 Marker 26</text:p>
          </table:table-cell>
          <table:table-cell/>
          <table:table-cell table:formula="of:=LEFT([.K26];(5))" office:value-type="string" office:string-value="05:28" calcext:value-type="string">
            <text:p>05:28</text:p>
          </table:table-cell>
          <table:table-cell table:formula="of:=[.E26]" office:value-type="string" office:string-value="enemy hiding let me help you with that_24-04-16_23-59-30" calcext:value-type="string">
            <text:p>enemy hiding let me help you with that_24-04-16_23-59-30</text:p>
          </table:table-cell>
        </table:table-row>
        <table:table-row table:style-name="ro1">
          <table:table-cell office:value-type="time" office:time-value="PT00H05M52.663S" calcext:value-type="time">
            <text:p>00:05:52.66</text:p>
          </table:table-cell>
          <table:table-cell office:value-type="string" calcext:value-type="string">
            <text:p>gengu is dum_24-04-17_23-13-32.mp4.split.4k.mov</text:p>
          </table:table-cell>
          <table:table-cell/>
          <table:table-cell table:formula="of:=TEXT([.A27];&quot;MM:SS&quot;)" office:value-type="string" office:string-value="05:52" calcext:value-type="string">
            <text:p>05:52</text:p>
          </table:table-cell>
          <table:table-cell table:style-name="ce2" table:formula="of:=LEFT([.B27];(LEN([.B27])-17))" office:value-type="string" office:string-value="gengu is dum_24-04-17_23-13-32" calcext:value-type="string">
            <text:p>gengu is dum_24-04-17_23-13-32</text:p>
          </table:table-cell>
          <table:table-cell table:number-columns-repeated="5"/>
          <table:table-cell office:value-type="string" calcext:value-type="string">
            <text:p>05:41 Marker 27</text:p>
          </table:table-cell>
          <table:table-cell/>
          <table:table-cell table:formula="of:=LEFT([.K27];(5))" office:value-type="string" office:string-value="05:41" calcext:value-type="string">
            <text:p>05:41</text:p>
          </table:table-cell>
          <table:table-cell table:formula="of:=[.E27]" office:value-type="string" office:string-value="gengu is dum_24-04-17_23-13-32" calcext:value-type="string">
            <text:p>gengu is dum_24-04-17_23-13-32</text:p>
          </table:table-cell>
        </table:table-row>
        <table:table-row table:style-name="ro1">
          <table:table-cell office:value-type="time" office:time-value="PT00H06M06.211S" calcext:value-type="time">
            <text:p>00:06:06.21</text:p>
          </table:table-cell>
          <table:table-cell office:value-type="string" calcext:value-type="string">
            <text:p>genji game cycle has no cooldown in between_24-04-18_03-58-58.mp4.split.4k.mov</text:p>
          </table:table-cell>
          <table:table-cell/>
          <table:table-cell table:formula="of:=TEXT([.A28];&quot;MM:SS&quot;)" office:value-type="string" office:string-value="06:06" calcext:value-type="string">
            <text:p>06:06</text:p>
          </table:table-cell>
          <table:table-cell table:style-name="ce2" table:formula="of:=LEFT([.B28];(LEN([.B28])-17))" office:value-type="string" office:string-value="genji game cycle has no cooldown in between_24-04-18_03-58-58" calcext:value-type="string">
            <text:p>genji game cycle has no cooldown in between_24-04-18_03-58-58</text:p>
          </table:table-cell>
          <table:table-cell table:number-columns-repeated="5"/>
          <table:table-cell office:value-type="string" calcext:value-type="string">
            <text:p>05:55 Marker 28</text:p>
          </table:table-cell>
          <table:table-cell/>
          <table:table-cell table:formula="of:=LEFT([.K28];(5))" office:value-type="string" office:string-value="05:55" calcext:value-type="string">
            <text:p>05:55</text:p>
          </table:table-cell>
          <table:table-cell table:formula="of:=[.E28]" office:value-type="string" office:string-value="genji game cycle has no cooldown in between_24-04-18_03-58-58" calcext:value-type="string">
            <text:p>genji game cycle has no cooldown in between_24-04-18_03-58-58</text:p>
          </table:table-cell>
        </table:table-row>
        <table:table-row table:style-name="ro1">
          <table:table-cell office:value-type="time" office:time-value="PT00H06M19.759S" calcext:value-type="time">
            <text:p>00:06:19.76</text:p>
          </table:table-cell>
          <table:table-cell office:value-type="string" calcext:value-type="string">
            <text:p>genji get back here you wuss_24-04-16_23-15-28.mp4.split.4k.mov</text:p>
          </table:table-cell>
          <table:table-cell/>
          <table:table-cell table:formula="of:=TEXT([.A29];&quot;MM:SS&quot;)" office:value-type="string" office:string-value="06:19" calcext:value-type="string">
            <text:p>06:19</text:p>
          </table:table-cell>
          <table:table-cell table:style-name="ce2" table:formula="of:=LEFT([.B29];(LEN([.B29])-17))" office:value-type="string" office:string-value="genji get back here you wuss_24-04-16_23-15-28" calcext:value-type="string">
            <text:p>genji get back here you wuss_24-04-16_23-15-28</text:p>
          </table:table-cell>
          <table:table-cell table:number-columns-repeated="5"/>
          <table:table-cell office:value-type="string" calcext:value-type="string">
            <text:p>06:08 Marker 29</text:p>
          </table:table-cell>
          <table:table-cell/>
          <table:table-cell table:formula="of:=LEFT([.K29];(5))" office:value-type="string" office:string-value="06:08" calcext:value-type="string">
            <text:p>06:08</text:p>
          </table:table-cell>
          <table:table-cell table:formula="of:=[.E29]" office:value-type="string" office:string-value="genji get back here you wuss_24-04-16_23-15-28" calcext:value-type="string">
            <text:p>genji get back here you wuss_24-04-16_23-15-28</text:p>
          </table:table-cell>
        </table:table-row>
        <table:table-row table:style-name="ro1">
          <table:table-cell office:value-type="time" office:time-value="PT00H06M33.307S" calcext:value-type="time">
            <text:p>00:06:33.31</text:p>
          </table:table-cell>
          <table:table-cell office:value-type="string" calcext:value-type="string">
            <text:p>goddammit reaper_24-04-15_02-17-37.mp4.split.4k.mov</text:p>
          </table:table-cell>
          <table:table-cell/>
          <table:table-cell table:formula="of:=TEXT([.A30];&quot;MM:SS&quot;)" office:value-type="string" office:string-value="06:33" calcext:value-type="string">
            <text:p>06:33</text:p>
          </table:table-cell>
          <table:table-cell table:style-name="ce2" table:formula="of:=LEFT([.B30];(LEN([.B30])-17))" office:value-type="string" office:string-value="goddammit reaper_24-04-15_02-17-37" calcext:value-type="string">
            <text:p>goddammit reaper_24-04-15_02-17-37</text:p>
          </table:table-cell>
          <table:table-cell table:number-columns-repeated="5"/>
          <table:table-cell office:value-type="string" calcext:value-type="string">
            <text:p>06:21 Marker 30</text:p>
          </table:table-cell>
          <table:table-cell/>
          <table:table-cell table:formula="of:=LEFT([.K30];(5))" office:value-type="string" office:string-value="06:21" calcext:value-type="string">
            <text:p>06:21</text:p>
          </table:table-cell>
          <table:table-cell table:formula="of:=[.E30]" office:value-type="string" office:string-value="goddammit reaper_24-04-15_02-17-37" calcext:value-type="string">
            <text:p>goddammit reaper_24-04-15_02-17-37</text:p>
          </table:table-cell>
        </table:table-row>
        <table:table-row table:style-name="ro1">
          <table:table-cell office:value-type="time" office:time-value="PT00H06M46.855S" calcext:value-type="time">
            <text:p>00:06:46.86</text:p>
          </table:table-cell>
          <table:table-cell office:value-type="string" calcext:value-type="string">
            <text:p>he even flipped them off at the end_24-04-18_04-17-57.mp4.split.4k.mov</text:p>
          </table:table-cell>
          <table:table-cell/>
          <table:table-cell table:formula="of:=TEXT([.A31];&quot;MM:SS&quot;)" office:value-type="string" office:string-value="06:46" calcext:value-type="string">
            <text:p>06:46</text:p>
          </table:table-cell>
          <table:table-cell table:style-name="ce2" table:formula="of:=LEFT([.B31];(LEN([.B31])-17))" office:value-type="string" office:string-value="he even flipped them off at the end_24-04-18_04-17-57" calcext:value-type="string">
            <text:p>he even flipped them off at the end_24-04-18_04-17-57</text:p>
          </table:table-cell>
          <table:table-cell table:number-columns-repeated="5"/>
          <table:table-cell office:value-type="string" calcext:value-type="string">
            <text:p>06:34 Marker 31</text:p>
          </table:table-cell>
          <table:table-cell/>
          <table:table-cell table:formula="of:=LEFT([.K31];(5))" office:value-type="string" office:string-value="06:34" calcext:value-type="string">
            <text:p>06:34</text:p>
          </table:table-cell>
          <table:table-cell table:formula="of:=[.E31]" office:value-type="string" office:string-value="he even flipped them off at the end_24-04-18_04-17-57" calcext:value-type="string">
            <text:p>he even flipped them off at the end_24-04-18_04-17-57</text:p>
          </table:table-cell>
        </table:table-row>
        <table:table-row table:style-name="ro1">
          <table:table-cell office:value-type="time" office:time-value="PT00H07M00.419S" calcext:value-type="time">
            <text:p>00:07:00.42</text:p>
          </table:table-cell>
          <table:table-cell office:value-type="string" calcext:value-type="string">
            <text:p>i am better than you at ramattra_24-04-16_02-01-35.mp4.split.4k.mov</text:p>
          </table:table-cell>
          <table:table-cell/>
          <table:table-cell table:formula="of:=TEXT([.A32];&quot;MM:SS&quot;)" office:value-type="string" office:string-value="07:00" calcext:value-type="string">
            <text:p>07:00</text:p>
          </table:table-cell>
          <table:table-cell table:style-name="ce2" table:formula="of:=LEFT([.B32];(LEN([.B32])-17))" office:value-type="string" office:string-value="i am better than you at ramattra_24-04-16_02-01-35" calcext:value-type="string">
            <text:p>i am better than you at ramattra_24-04-16_02-01-35</text:p>
          </table:table-cell>
          <table:table-cell table:number-columns-repeated="5"/>
          <table:table-cell office:value-type="string" calcext:value-type="string">
            <text:p>06:47 Marker 32</text:p>
          </table:table-cell>
          <table:table-cell/>
          <table:table-cell table:formula="of:=LEFT([.K32];(5))" office:value-type="string" office:string-value="06:47" calcext:value-type="string">
            <text:p>06:47</text:p>
          </table:table-cell>
          <table:table-cell table:formula="of:=[.E32]" office:value-type="string" office:string-value="i am better than you at ramattra_24-04-16_02-01-35" calcext:value-type="string">
            <text:p>i am better than you at ramattra_24-04-16_02-01-35</text:p>
          </table:table-cell>
        </table:table-row>
        <table:table-row table:style-name="ro1">
          <table:table-cell office:value-type="time" office:time-value="PT00H07M13.967S" calcext:value-type="time">
            <text:p>00:07:13.97</text:p>
          </table:table-cell>
          <table:table-cell office:value-type="string" calcext:value-type="string">
            <text:p>i only meant to boop the poor gal_24-04-15_01-48-35.mp4.split.4k.mov</text:p>
          </table:table-cell>
          <table:table-cell/>
          <table:table-cell table:formula="of:=TEXT([.A33];&quot;MM:SS&quot;)" office:value-type="string" office:string-value="07:13" calcext:value-type="string">
            <text:p>07:13</text:p>
          </table:table-cell>
          <table:table-cell table:style-name="ce2" table:formula="of:=LEFT([.B33];(LEN([.B33])-17))" office:value-type="string" office:string-value="i only meant to boop the poor gal_24-04-15_01-48-35" calcext:value-type="string">
            <text:p>i only meant to boop the poor gal_24-04-15_01-48-35</text:p>
          </table:table-cell>
          <table:table-cell table:number-columns-repeated="5"/>
          <table:table-cell office:value-type="string" calcext:value-type="string">
            <text:p>07:00 Marker 33</text:p>
          </table:table-cell>
          <table:table-cell/>
          <table:table-cell table:formula="of:=LEFT([.K33];(5))" office:value-type="string" office:string-value="07:00" calcext:value-type="string">
            <text:p>07:00</text:p>
          </table:table-cell>
          <table:table-cell table:formula="of:=[.E33]" office:value-type="string" office:string-value="i only meant to boop the poor gal_24-04-15_01-48-35" calcext:value-type="string">
            <text:p>i only meant to boop the poor gal_24-04-15_01-48-35</text:p>
          </table:table-cell>
        </table:table-row>
        <table:table-row table:style-name="ro1">
          <table:table-cell office:value-type="time" office:time-value="PT00H07M27.532S" calcext:value-type="time">
            <text:p>00:07:27.53</text:p>
          </table:table-cell>
          <table:table-cell office:value-type="string" calcext:value-type="string">
            <text:p>i thought rein was going to jump the gap_24-04-14_20-05-22.mp4.split.4k.mov</text:p>
          </table:table-cell>
          <table:table-cell/>
          <table:table-cell table:formula="of:=TEXT([.A34];&quot;MM:SS&quot;)" office:value-type="string" office:string-value="07:27" calcext:value-type="string">
            <text:p>07:27</text:p>
          </table:table-cell>
          <table:table-cell table:style-name="ce2" table:formula="of:=LEFT([.B34];(LEN([.B34])-17))" office:value-type="string" office:string-value="i thought rein was going to jump the gap_24-04-14_20-05-22" calcext:value-type="string">
            <text:p>i thought rein was going to jump the gap_24-04-14_20-05-22</text:p>
          </table:table-cell>
          <table:table-cell table:number-columns-repeated="5"/>
          <table:table-cell office:value-type="string" calcext:value-type="string">
            <text:p>07:13 Marker 34</text:p>
          </table:table-cell>
          <table:table-cell/>
          <table:table-cell table:formula="of:=LEFT([.K34];(5))" office:value-type="string" office:string-value="07:13" calcext:value-type="string">
            <text:p>07:13</text:p>
          </table:table-cell>
          <table:table-cell table:formula="of:=[.E34]" office:value-type="string" office:string-value="i thought rein was going to jump the gap_24-04-14_20-05-22" calcext:value-type="string">
            <text:p>i thought rein was going to jump the gap_24-04-14_20-05-22</text:p>
          </table:table-cell>
        </table:table-row>
        <table:table-row table:style-name="ro1">
          <table:table-cell office:value-type="time" office:time-value="PT00H07M41.08S" calcext:value-type="time">
            <text:p>00:07:41.08</text:p>
          </table:table-cell>
          <table:table-cell office:value-type="string" calcext:value-type="string">
            <text:p>i will destroy you_24-04-16_23-23-36.mp4.split.4k.mov</text:p>
          </table:table-cell>
          <table:table-cell/>
          <table:table-cell table:formula="of:=TEXT([.A35];&quot;MM:SS&quot;)" office:value-type="string" office:string-value="07:41" calcext:value-type="string">
            <text:p>07:41</text:p>
          </table:table-cell>
          <table:table-cell table:style-name="ce2" table:formula="of:=LEFT([.B35];(LEN([.B35])-17))" office:value-type="string" office:string-value="i will destroy you_24-04-16_23-23-36" calcext:value-type="string">
            <text:p>i will destroy you_24-04-16_23-23-36</text:p>
          </table:table-cell>
          <table:table-cell table:number-columns-repeated="5"/>
          <table:table-cell office:value-type="string" calcext:value-type="string">
            <text:p>07:27 Marker 35</text:p>
          </table:table-cell>
          <table:table-cell/>
          <table:table-cell table:formula="of:=LEFT([.K35];(5))" office:value-type="string" office:string-value="07:27" calcext:value-type="string">
            <text:p>07:27</text:p>
          </table:table-cell>
          <table:table-cell table:formula="of:=[.E35]" office:value-type="string" office:string-value="i will destroy you_24-04-16_23-23-36" calcext:value-type="string">
            <text:p>i will destroy you_24-04-16_23-23-36</text:p>
          </table:table-cell>
        </table:table-row>
        <table:table-row table:style-name="ro1">
          <table:table-cell office:value-type="time" office:time-value="PT00H07M54.628S" calcext:value-type="time">
            <text:p>00:07:54.63</text:p>
          </table:table-cell>
          <table:table-cell office:value-type="string" calcext:value-type="string">
            <text:p>if you ignore the reaper, he can't hurt you_24-04-15_19-52-12.mp4.split.4k.mov</text:p>
          </table:table-cell>
          <table:table-cell/>
          <table:table-cell table:formula="of:=TEXT([.A36];&quot;MM:SS&quot;)" office:value-type="string" office:string-value="07:54" calcext:value-type="string">
            <text:p>07:54</text:p>
          </table:table-cell>
          <table:table-cell table:style-name="ce2" table:formula="of:=LEFT([.B36];(LEN([.B36])-17))" office:value-type="string" office:string-value="if you ignore the reaper, he can't hurt you_24-04-15_19-52-12" calcext:value-type="string">
            <text:p>if you ignore the reaper, he can't hurt you_24-04-15_19-52-12</text:p>
          </table:table-cell>
          <table:table-cell table:number-columns-repeated="5"/>
          <table:table-cell office:value-type="string" calcext:value-type="string">
            <text:p>07:40 Marker 37</text:p>
          </table:table-cell>
          <table:table-cell/>
          <table:table-cell table:formula="of:=LEFT([.K36];(5))" office:value-type="string" office:string-value="07:40" calcext:value-type="string">
            <text:p>07:40</text:p>
          </table:table-cell>
          <table:table-cell table:formula="of:=[.E36]" office:value-type="string" office:string-value="if you ignore the reaper, he can't hurt you_24-04-15_19-52-12" calcext:value-type="string">
            <text:p>if you ignore the reaper, he can't hurt you_24-04-15_19-52-12</text:p>
          </table:table-cell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2:32:39.3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2:11:02.337000000</meta:creation-date>
    <dc:date>2024-04-20T02:35:18.625000000</dc:date>
    <meta:editing-duration>PT8M</meta:editing-duration>
    <meta:editing-cycles>2</meta:editing-cycles>
    <meta:generator>LibreOffice/24.2.0.3$Windows_X86_64 LibreOffice_project/da48488a73ddd66ea24cf16bbc4f7b9c08e9bea1</meta:generator>
    <meta:document-statistic meta:table-count="1" meta:cell-count="252" meta:object-count="0"/>
  </office:meta>
</office:document-meta>
</file>